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fo:language="ru" fo:country="RU"/>
    </style:style>
    <style:style style:name="P6" style:family="paragraph" style:parent-style-name="Heading_20_3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Реализация отношения «1 к n»</text:h>
      <text:p text:style-name="P2">Изложу мою точку зрения на то, каким образом можно реализовать отображение отношения «1 к n». Сторона «1» - главная таблица, в то время как сторона «n» соответствует <text:s/>подчинённой (дочерней) таблице. Предположим, что нам хочется уметь манипулировать отношением с обеих сторон. С подчинённой стороны это отношение будет выглядеть как свойство-объект, и этот связанный объект, вероятно, можно устанавливать/менять/очищать. Со стороны главной таблицы то же отношение будет выглядеть как некое свойство-коллекция, которая позволяет по ней итерировать/добавлять/удалять ссылки на объекты. Так как любые изменения, сделанные с одной стороны, должны немедленно стать доступны с другой стороны этого отношения, то мы имеем следующие возможности достичь этого:</text:p>
      <text:list xml:id="list650975001" text:style-name="L1">
        <text:list-item>
          <text:p text:style-name="P3">Проталкивать изменения всем участникам данного отношения немедленно. В этом случае свойство-коллекция, о котором уже говорилось, можно было бы реализовать на основе контейнеров общего назначения, переопределив методы для модификации контейнера.</text:p>
        </text:list-item>
        <text:list-item>
          <text:p text:style-name="P3">Можно ввести промежуточный объект «экземпляр отношения», который будет владеть всей информацией о данном отношении для ровно одного экземпляра главной сущности. Тогда все запросы к свойствам с любой стороны отношения будут доставать данные из этого промежуточного объекта.</text:p>
        </text:list-item>
      </text:list>
      <text:p text:style-name="P2">Чтобы выбрать между этими способами нужно ответить на несколько важных вопросов:</text:p>
      <text:list xml:id="list2009586819" text:style-name="L2">
        <text:list-item>
          <text:p text:style-name="P4"><text:span text:style-name="T3">Как будут создаваться экземпляры отображаемых классов? Можно ли создать экземпляр отдельно без вставки его в реестр </text:span><text:span text:style-name="Source_20_Text"><text:span text:style-name="T2">IdentityMap</text:span></text:span><text:span text:style-name="T3">? Как насчёт создания связной структуры из новых объектов?</text:span></text:p>
        </text:list-item>
        <text:list-item>
          <text:p text:style-name="P5">Можно ли копировать экземпляры отображённых классов, при этом сохраняя знание о других экземплярах, чтобы потом иметь возможность протолкнуть изменения? Или может быть нам следует иметь единственный экземпляр для каждой записи?</text:p>
        </text:list-item>
        <text:list-item>
          <text:p text:style-name="P5">Кто отвечает за удаление объектов во всех возможных сценариях? </text:p>
        </text:list-item>
      </text:list>
      <text:p text:style-name="Text_20_body"><text:span text:style-name="T3">В любом случае есть механизмы, которые обычно используются в любом ORM-подобном решении. Например, паттерн </text:span><text:span text:style-name="Source_20_Text"><text:span text:style-name="T2">IdentityMap</text:span></text:span><text:span text:style-name="T3"> подразумевает, что все экземпляры отображённых классов, изменения которых должны попасть в БД, следует регистрировать в специальном реестре. Это требуется для последующей операции «</text:span><text:span text:style-name="T1">flush</text:span><text:span text:style-name="T3">». Конечно, требуется поддерживать статус записей. Я обнаружил, что подход «экземпляр отношения» несколько легче реализовать. В частности, можете взглянуть на файлы </text:span><text:span text:style-name="Source_20_Text"><text:span text:style-name="T2">DataObject.h</text:span></text:span><text:span text:style-name="T2">, </text:span><text:span text:style-name="Source_20_Text"><text:span text:style-name="T2">DataObject.cpp</text:span></text:span><text:span text:style-name="T3"> и тесты в файле </text:span><text:span text:style-name="Source_20_Text"><text:span text:style-name="T2">TestDataObject.cpp</text:span></text:span><text:span text:style-name="T3"> (папка </text:span><text:span text:style-name="Source_20_Text"><text:span text:style-name="T2">lib/orm/</text:span></text:span><text:span text:style-name="T3">). Библиотека YB.ORM использует динамически типизированные объекты внутри и статически типизированные «тонкие» обёртки снаружи. Класс </text:span><text:span text:style-name="Source_20_Text"><text:span text:style-name="T2">DataObject</text:span></text:span><text:span text:style-name="T3"> представляет экземпляр отображённого класса, где отображение задаётся в описании метаданных. Подобные объекты всегда выделяются в куче и не копируются. Они хранят значения данных. У них есть ссылка на метаданные для отображаемой таблицы. Конечно, внутри таких объектов поддерживается статус, один из: </text:span><text:span text:style-name="Source_20_Text"><text:span text:style-name="T1">New</text:span></text:span><text:span text:style-name="T3"> (вновь созданный), </text:span><text:span text:style-name="Source_20_Text"><text:span text:style-name="T1">Ghost</text:span></text:span><text:span text:style-name="T3"> (объект не загружен, есть лишь его ID), </text:span><text:span text:style-name="Source_20_Text"><text:span text:style-name="T1">Dirty</text:span></text:span><text:span text:style-name="T3"> (в загруженный объект внесены изменения) </text:span><text:span text:style-name="Source_20_Text"><text:span text:style-name="T1">Sync</text:span></text:span><text:span text:style-name="T3"> (объект загружен, изменений не было), </text:span><text:span text:style-name="Source_20_Text"><text:span text:style-name="T2">ToBeDeleted</text:span></text:span><text:span text:style-name="T3"> (помечен на удаление), </text:span><text:span text:style-name="Source_20_Text"><text:span text:style-name="T1">Deleted</text:span></text:span><text:span text:style-name="T3"> (объект удалён). Чтобы поддержать отношений, в которых данный объект участвует в качестве стороны «n» у каждого объекта есть множество указателей на экземпляры </text:span><text:span text:style-name="Source_20_Text"><text:span text:style-name="T2">RelationObject</text:span></text:span><text:span text:style-name="T3"> (поле </text:span><text:span text:style-name="Source_20_Text">slave_relations_</text:span><text:span text:style-name="T3">). Чтобы поддержать отношения, в которых данный объект представляет сторону «1» каждый объект имеет также множество умных указателей на экземпляры </text:span><text:span text:style-name="Source_20_Text"><text:span text:style-name="T2">RelationObject</text:span></text:span><text:span text:style-name="T3"> (поле </text:span><text:span text:style-name="Source_20_Text">master_relations_</text:span><text:span text:style-name="T3">). </text:span></text:p>
      <text:p text:style-name="P1"><text:span text:style-name="T3">Класс </text:span><text:span text:style-name="Source_20_Text"><text:span text:style-name="T2">RelationObject</text:span></text:span><text:span text:style-name="T3"> представляет тот самый экземпляр отношения. Такие объекты </text:span><text:soft-page-break/><text:span text:style-name="T3">также всегда выделяются в куче и не копируются. В них хранятся указатели на связанные экземпляры </text:span><text:span text:style-name="Source_20_Text"><text:span text:style-name="T2">DataObject</text:span></text:span><text:span text:style-name="T3">: один указатель на главный объект отношения, и множество умных указателей подчинённые. Таким образом они «владеют» подчинёнными экземплярами </text:span><text:span text:style-name="Source_20_Text"><text:span text:style-name="T2">DataObject</text:span></text:span><text:span text:style-name="T3">, а главные экземпляры </text:span><text:span text:style-name="Source_20_Text"><text:span text:style-name="T2">DataObject</text:span></text:span><text:span text:style-name="T3"> «владеют» (косвенно) всеми подчинёнными. Обратите внимание, что для экземпляров </text:span><text:span text:style-name="Source_20_Text"><text:span text:style-name="T2">RelationObject</text:span></text:span><text:span text:style-name="T3"> также поддерживается что-то вроде состояния, для поддержки ленивой загруз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language="zxx" fo:country="none" style:font-name-asian="Droid Sans Fallback1" style:font-size-asian="10.5pt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acheslav Naydenov</meta:initial-creator>
    <meta:creation-date>2012-05-02T15:55:41</meta:creation-date>
    <dc:date>2012-05-17T18:41:06</dc:date>
    <dc:creator>Viacheslav Naydenov</dc:creator>
    <meta:editing-duration>PT2H17M39S</meta:editing-duration>
    <meta:editing-cycles>5</meta:editing-cycles>
    <meta:generator>LibreOffice/3.4$Unix LibreOffice_project/340m1$Build-402</meta:generator>
    <meta:document-statistic meta:table-count="0" meta:image-count="0" meta:object-count="0" meta:page-count="2" meta:paragraph-count="10" meta:word-count="513" meta:character-count="3984" meta:non-whitespace-character-count="3483"/>
  </office:meta>
</office:document-meta>
</file>